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95cm" table:align="margins"/>
    </style:style>
    <style:style style:name="Tabela1.A" style:family="table-column">
      <style:table-column-properties style:column-width="7.673cm" style:rel-column-width="25206*"/>
    </style:style>
    <style:style style:name="Tabela1.B" style:family="table-column">
      <style:table-column-properties style:column-width="12.277cm" style:rel-column-width="40329*"/>
    </style:style>
    <style:style style:name="Tabela1.1" style:family="table-row">
      <style:table-row-properties style:min-row-height="28.23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 style:list-style-name="L1">
      <style:paragraph-properties fo:text-align="start" style:justify-single-word="false"/>
    </style:style>
    <style:style style:name="P9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 fo:background-color="#1e1e1e"/>
    </style:style>
    <style:style style:name="T3" style:family="text">
      <style:text-properties fo:color="#dcdcaa"/>
    </style:style>
    <style:style style:name="T4" style:family="text">
      <style:text-properties fo:color="#dcdcaa" style:font-name="Consolas" fo:font-size="10.5pt" fo:font-weight="normal" fo:background-color="#1e1e1e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d4d4d4" style:font-name="Consolas" fo:font-size="10.5pt" fo:font-weight="normal" fo:background-color="#1e1e1e"/>
    </style:style>
    <style:style style:name="T8" style:family="text">
      <style:text-properties fo:color="#c586c0"/>
    </style:style>
    <style:style style:name="T9" style:family="text">
      <style:text-properties fo:color="#808080"/>
    </style:style>
    <style:style style:name="T10" style:family="text">
      <style:text-properties fo:color="#4ec9b0"/>
    </style:style>
    <style:style style:name="T11" style:family="text">
      <style:text-properties fo:color="#ce91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React JS</text:p>
            <text:p text:style-name="P6"/>
            <text:p text:style-name="P6"/>
            <text:p text:style-name="P6"/>
            <text:p text:style-name="P6">SPA</text:p>
            <text:p text:style-name="P6"/>
            <text:p text:style-name="P6"/>
            <text:p text:style-name="P6"/>
            <text:p text:style-name="P6">JSX</text:p>
            <text:p text:style-name="P6"/>
            <text:p text:style-name="P6"/>
            <text:p text:style-name="P6"/>
            <text:p text:style-name="P6"/>
            <text:p text:style-name="P6">Component</text:p>
            <text:p text:style-name="P6"/>
            <text:p text:style-name="P6"/>
            <text:p text:style-name="P6"/>
            <text:p text:style-name="P6">Function Component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Class Component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{}package.jason</text:p>
            <text:p text:style-name="P6"/>
            <text:p text:style-name="P6"/>
            <text:p text:style-name="P6"/>
            <text:p text:style-name="P6">PROPS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STATE</text:p>
            <text:p text:style-name="P6"><text:soft-page-break/></text:p>
            <text:p text:style-name="P6"/>
            <text:p text:style-name="P6"/>
            <text:p text:style-name="P6">setState()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a1.B1" office:value-type="string">
            <text:p text:style-name="P7">Biblioteka do budowania interfejsów użytkownika</text:p>
            <text:p text:style-name="P7">Pozwala w łatwy sposób zbudować aplikację SPA</text:p>
            <text:p text:style-name="P7">Nie jest framework'iem JavaScript</text:p>
            <text:p text:style-name="P7"/>
            <text:p text:style-name="P7">To technologia, która wyświetla poszczególne elementy strony, bez potrzeby ponownego załadowania całej strony.</text:p>
            <text:p text:style-name="P6"/>
            <text:p text:style-name="P6"/>
            <text:p text:style-name="P7">Jest to syntax, wykorzystywany przez React JS. Jest kompilowany do JavaScriptu.</text:p>
            <text:p text:style-name="P6"/>
            <text:p text:style-name="P6"/>
            <text:p text:style-name="P6"/>
            <text:p text:style-name="P7">Komponent w React JS może być : </text:p>
            <text:list xml:id="list1360534421474515663" text:style-name="L1">
              <text:list-item>
                <text:p text:style-name="P8">funkcją</text:p>
              </text:list-item>
              <text:list-item>
                <text:p text:style-name="P8">klasą ES6 rozszerzoną o React.component</text:p>
              </text:list-item>
            </text:list>
            <text:p text:style-name="P6"/>
            <text:list xml:id="list515305889855742559" text:style-name="L2">
              <text:list-item>
                <text:p text:style-name="P9">„Normal” function</text:p>
              </text:list-item>
            </text:list>
            <text:p text:style-name="P7"><text:s text:c="11"/></text:p>
            <text:p text:style-name="P7"><text:s text:c="9"/><text:span text:style-name="T2">function</text:span><text:span text:style-name="T7"> </text:span><text:span text:style-name="T4">App</text:span><text:span text:style-name="T7">(</text:span><text:span text:style-name="T6">props</text:span><text:span text:style-name="T7">){</text:span></text:p>
            <text:p text:style-name="P3"><text:span text:style-name="T8">return</text:span> <text:span text:style-name="T9">&lt;</text:span><text:span text:style-name="T1">div</text:span><text:span text:style-name="T9">&gt;&lt;</text:span><text:span text:style-name="T1">h1</text:span><text:span text:style-name="T9">&gt;</text:span><text:span text:style-name="T1">{</text:span><text:span text:style-name="T5">props</text:span>.<text:span text:style-name="T5">title</text:span><text:span text:style-name="T1">}</text:span><text:span text:style-name="T9">&lt;/</text:span><text:span text:style-name="T1">h1</text:span><text:span text:style-name="T9">&gt;&lt;/</text:span><text:span text:style-name="T1">div</text:span><text:span text:style-name="T9">&gt;</text:span></text:p>
            <text:p text:style-name="P3">}</text:p>
            <text:p text:style-name="P7"><text:s text:c="17"/></text:p>
            <text:list xml:id="list34511577" text:continue-numbering="true" text:style-name="L2">
              <text:list-item>
                <text:p text:style-name="P9">Arrow function – preferred way !</text:p>
              </text:list-item>
            </text:list>
            <text:p text:style-name="P7"/>
            <text:p text:style-name="P4"><text:span text:style-name="T1">const</text:span> <text:span text:style-name="T3">App </text:span>= <text:span text:style-name="T5">props </text:span><text:span text:style-name="T1">=&gt; </text:span><text:span text:style-name="T9">&lt;</text:span><text:span text:style-name="T1">div</text:span><text:span text:style-name="T9">&gt;&lt;</text:span><text:span text:style-name="T1">h1</text:span><text:span text:style-name="T9">&gt;</text:span><text:span text:style-name="T1">{</text:span><text:span text:style-name="T5">props</text:span>.<text:span text:style-name="T5">title</text:span><text:span text:style-name="T1">}</text:span><text:span text:style-name="T9">&lt;/</text:span><text:span text:style-name="T1">h1</text:span><text:span text:style-name="T9">&gt;&lt;/</text:span><text:span text:style-name="T1">div</text:span><text:span text:style-name="T9">&gt;</text:span></text:p>
            <text:p text:style-name="P7"/>
            <text:p text:style-name="P7"/>
            <text:list xml:id="list34490091" text:continue-numbering="true" text:style-name="L2">
              <text:list-item>
                <text:p text:style-name="P9">Component call</text:p>
              </text:list-item>
            </text:list>
            <text:p text:style-name="P4"><text:span text:style-name="T1">const</text:span> <text:span text:style-name="T5">result</text:span> = <text:span text:style-name="T9">&lt;</text:span> <text:span text:style-name="T10">App</text:span> <text:span text:style-name="T5">title</text:span>=<text:span text:style-name="T11">"Hello world"</text:span><text:span text:style-name="T9">/&gt;</text:span></text:p>
            <text:p text:style-name="P7"/>
            <text:p text:style-name="P6"/>
            <text:p text:style-name="P2"><text:span text:style-name="T1">class</text:span> <text:span text:style-name="T10">App</text:span> <text:span text:style-name="T1">extends</text:span> <text:span text:style-name="T10">Component</text:span> {</text:p>
            <text:p text:style-name="P3"><text:span text:style-name="T3">render</text:span>() {</text:p>
            <text:p text:style-name="P3"><text:span text:style-name="T8">return</text:span> (</text:p>
            <text:p text:style-name="P3"><text:span text:style-name="T9">&lt;</text:span><text:span text:style-name="T1">div</text:span> <text:span text:style-name="T5">className</text:span>=<text:span text:style-name="T11">"App"</text:span><text:span text:style-name="T9">&gt;</text:span></text:p>
            <text:p text:style-name="P3"><text:span text:style-name="T9">&lt;/</text:span><text:span text:style-name="T1">div</text:span><text:span text:style-name="T9">&gt;</text:span></text:p>
            <text:p text:style-name="P3">);</text:p>
            <text:p text:style-name="P3">}</text:p>
            <text:p text:style-name="P3">}</text:p>
            <text:p text:style-name="P5"/>
            <text:p text:style-name="P3"><text:span text:style-name="T8">export</text:span> <text:span text:style-name="T8">default</text:span> <text:span text:style-name="T5">App</text:span>;</text:p>
            <text:p text:style-name="P6"/>
            <text:p text:style-name="P6"/>
            <text:p text:style-name="P7">Plik znajdujący się w głównym katalogu projektu. Jest tozwykły plik JSON zawiarający konfigurację projektu NPM</text:p>
            <text:p text:style-name="P6"/>
            <text:p text:style-name="P6"/>
            <text:p text:style-name="P6">Props – parametr komponentu, których nie możemy zmieniać. One są przekazywane, wyświetlane, uruchamiane jeżeli przekażemy funkcję. Porps'y wewnątrz komponentu nie możemy zmieniać. </text:p>
            <text:p text:style-name="P6">Jeżeli chcemy zmienić props to lepiej pomyśleć o STATE</text:p>
            <text:p text:style-name="P6"/>
            <text:p text:style-name="P6">To samo co props ale możemy go zmieniać wewnątrz komponentu.</text:p>
            <text:p text:style-name="P6"/>
            <text:p text:style-name="P6"/>
            <text:p text:style-name="P6">Metoda , która zmienia STATE. Do metody przekazujemy atrybut i nowa wartość.</text:p>
            <text:p text:style-name="P6"><text:soft-page-break/>setState – podmienia nowa wartość</text:p>
            <text:p text:style-name="P2"><text:span text:style-name="T1">this</text:span>.<text:span text:style-name="T3">setState</text:span>({<text:span text:style-name="T5">draft:</text:span> <text:span text:style-name="T5">event</text:span>.<text:span text:style-name="T5">target</text:span>.<text:span text:style-name="T5">value</text:span>})</text:p>
            <text:p text:style-name="P6"/>
            <text:p text:style-name="P7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623cm" fo:margin-left="0.529cm" fo:margin-right="0.52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23T19:42:21.81</meta:creation-date>
    <dc:date>2019-03-12T14:29:00.74</dc:date>
    <dc:creator>jm jm</dc:creator>
    <meta:editing-duration>P1DT10H47M21S</meta:editing-duration>
    <meta:editing-cycles>13</meta:editing-cycles>
    <meta:generator>OpenOffice/4.1.1$Win32 OpenOffice.org_project/411m6$Build-9775</meta:generator>
    <meta:document-statistic meta:table-count="1" meta:image-count="0" meta:object-count="0" meta:page-count="3" meta:paragraph-count="44" meta:word-count="193" meta:character-count="1400"/>
  </office:meta>
</office:document-meta>
</file>